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9"/>
    <style:style style:name="P34" style:family="paragraph" style:parent-style-name="Standard" style:list-style-name="L28">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ersion history <text:s/>(PyOTE description is at end)</text:p>
      <text:p text:style-name="P2"/>
      <text:p text:style-name="Standard">version 3.1.3:</text:p>
      <text:list xml:id="list5266924303739570035" text:style-name="L29">
        <text:list-item>
          <text:p text:style-name="P33">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33">Eliminated the 'entry num' column in the data matrix at the lower left of the GUI. The 'entry num' is unused and a possible source of confusion with the frame or field number for the unwary.<text:line-break/></text:p>
        </text:list-item>
        <text:list-item>
          <text:p text:style-name="P33">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650198092430124986" text:style-name="L1">
        <text:list-item>
          <text:p text:style-name="P6">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6964514748502093477" text:style-name="L2">
        <text:list-item>
          <text:p text:style-name="P7">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7">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7">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4868964080929413459" text:style-name="L3">
        <text:list-item>
          <text:p text:style-name="P8">Added a Mac version of a pyote startup file. <text:s/>It is automatically placed on the Desktop the first time pyote is run. <text:s/>Double-clicking on that Desktop file icon will start pyote thereafter.<text:line-break/> </text:p>
        </text:list-item>
      </text:list>
      <text:p text:style-name="Standard"><text:soft-page-break/>version 3.0.8:</text:p>
      <text:list xml:id="list2773390122043772246" text:style-name="L4">
        <text:list-item>
          <text:p text:style-name="P9">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225177491940369848" text:style-name="L5">
        <text:list-item>
          <text:p text:style-name="P10">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851454930624781175" text:style-name="L6">
        <text:list-item>
          <text:p text:style-name="P11">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449603761055260087" text:style-name="L7">
        <text:list-item>
          <text:p text:style-name="P12">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7245357987744025573" text:style-name="L8">
        <text:list-item>
          <text:p text:style-name="P13">Disable the Accept integration button when user overrides an automatic block analysis with a manual block selection followed by a click on the Block integrate button.<text:line-break/></text:p>
        </text:list-item>
      </text:list>
      <text:p text:style-name="Standard">version 2.1.4:</text:p>
      <text:list xml:id="list424405401228178977" text:style-name="L9">
        <text:list-item>
          <text:p text:style-name="P14">Corrected a bug that kept manual selection of block integration from being performed after a refusal to accept the automatic block analysis results.<text:line-break/></text:p>
        </text:list-item>
      </text:list>
      <text:p text:style-name="Standard">version 2.1.3:</text:p>
      <text:list xml:id="list5210925972105630598" text:style-name="L10">
        <text:list-item>
          <text:p text:style-name="P15">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5098683441819550169" text:style-name="L11">
        <text:list-item>
          <text:p text:style-name="P16">To ease usage of the automatic block integration feature, accepting the automatically determined block integration parameters no longer uses a modal query box, which interfered with the ability to explore/expand the light curve plot. <text:s/><text:soft-page-break/>Now there is separate button which gets enabled after an automatic block integration completes.</text:p>
        </text:list-item>
      </text:list>
      <text:p text:style-name="Standard"/>
      <text:p text:style-name="Standard">version 2.1.1</text:p>
      <text:list xml:id="list4809958632247915436" text:style-name="L12">
        <text:list-item>
          <text:p text:style-name="P17">Added progress bar tracking of block integration analysis because it can take an extended amount of time to complete the analysis when the light curve has many points.<text:line-break/></text:p>
        </text:list-item>
      </text:list>
      <text:p text:style-name="Standard">version 2.1.0</text:p>
      <text:list xml:id="list8248433653379822401" text:style-name="L13">
        <text:list-item>
          <text:p text:style-name="P18">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5651644746868061869" text:style-name="L14">
        <text:list-item>
          <text:p text:style-name="P19">Made the selection of Tooltip display 'sticky'</text:p>
        </text:list-item>
        <text:list-item>
          <text:p text:style-name="P19">Duration calculation when D and R span midnight now handled correctly</text:p>
        </text:list-item>
      </text:list>
      <text:p text:style-name="Standard"/>
      <text:p text:style-name="Standard">version 2.0.8</text:p>
      <text:list xml:id="list3394890536691413043" text:style-name="L15">
        <text:list-item>
          <text:p text:style-name="P20">toolTips changed to invoke and display in a custom dialog box that can be moved and resized to better accommodate legacy displays</text:p>
        </text:list-item>
        <text:list-item>
          <text:p text:style-name="P20">Calc flash timing calculation fixed to properly deal with the non-integer frame numbers that can result from field processed csv files</text:p>
        </text:list-item>
        <text:list-item>
          <text:p text:style-name="P20">Flash timing has been verified to work with integrated light curves</text:p>
        </text:list-item>
        <text:list-item>
          <text:p text:style-name="P20">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4">This version provides several features to ease the <text:s/>processing of light curves that are timed with LED flashes from iPhones (John Grismore's AstroFlashTimer) or Android phones (Eric Couto's Occult Flash) rather than VTI timestamped files</text:p>
      <text:p text:style-name="P4"/>
      <text:list xml:id="list8684663375101852344" text:style-name="L16">
        <text:list-item>
          <text:p text:style-name="P21">Adds a button to calculate the edge position of an LED timing flash.</text:p>
        </text:list-item>
        <text:list-item>
          <text:p text:style-name="P21">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1">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1">Adds a checkbox to force manual entry of timestamp info. <text:s/>This is useful when OCR on a VTI timed light curve has catastrophic errors. <text:s/>It is always employed when using LED flash timing.</text:p>
        </text:list-item>
      </text:list>
      <text:list xml:id="list1904458305520489552" text:style-name="L17">
        <text:list-item>
          <text:p text:style-name="P22">During the error bar calculation, it is possible for the Cholesky decomposition needed for treating correlated noise to fail. <text:s/>Previous versions treated this as a <text:soft-page-break/>fatal error and would not produce a final report. <text:s/>This version instead treats the noise as uncorrelated and continues processing to produce a final report.</text:p>
        </text:list-item>
      </text:list>
      <text:p text:style-name="Standard"/>
      <text:p text:style-name="Standard">version 2.0.6</text:p>
      <text:list xml:id="list5144230170353340089" text:style-name="L18">
        <text:list-item>
          <text:p text:style-name="P23">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396347842588767044" text:style-name="L19">
        <text:list-item>
          <text:p text:style-name="P24">files generated by pyote now contain PYOTE in the filename.<text:line-break/></text:p>
        </text:list-item>
        <text:list-item>
          <text:p text:style-name="P24">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6181749538254930633" text:style-name="L20">
        <text:list-item>
          <text:p text:style-name="P25">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760764993333404225" text:style-name="L21">
        <text:list-item>
          <text:p text:style-name="P26">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487913793941801913" text:style-name="L22">
        <text:list-item>
          <text:p text:style-name="P27">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2934659376924523437" text:style-name="L23">
        <text:list-item>
          <text:p text:style-name="P28">improved handling of D and R region selection so that one cannot enter an invalid configuration --- automatic corrections/changes are applied.<text:line-break/></text:p>
        </text:list-item>
        <text:list-item>
          <text:p text:style-name="P28">incorporates a new 'solver' that no longer requires an initial estimation of baseline noise. <text:s/>This 'solver' is also much faster. <text:s/>With this 'solver', the two-pass modification added in version 1.46 is no longer needed.<text:line-break/></text:p>
        </text:list-item>
        <text:list-item>
          <text:p text:style-name="P28">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text:soft-page-break/></text:p>
      <text:p text:style-name="Standard">version 1.47</text:p>
      <text:list xml:id="list7767467548562169378" text:style-name="L24">
        <text:list-item>
          <text:p text:style-name="P29">adds bold red highlighting to message:</text:p>
        </text:list-item>
      </text:list>
      <text:p text:style-name="Standard"><text:span text:style-name="Default_20_Paragraph_20_Font"><text:span text:style-name="T4">! There is something wrong with timestamps at D and/or R or frames have been d</text:span></text:span><text:span text:style-name="Default_20_Paragraph_20_Font"><text:span text:style-name="T4">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324727690938756574" text:style-name="L25">
        <text:list-item>
          <text:p text:style-name="P30">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30">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844176473343538476" text:style-name="L26">
        <text:list-item>
          <text:p text:style-name="P31">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031145634033382595" text:style-name="L27">
        <text:list-item>
          <text:p text:style-name="P32"><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2">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2">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2">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4">Open an Anaconda Prompt window if you are running Windows. <text:s/></text:p>
      <text:p text:style-name="P4"/>
      <text:p text:style-name="P4">For a Mac installation, open a command window and type <text:span text:style-name="Default_20_Paragraph_20_Font"><text:span text:style-name="T1">source activat</text:span></text:span><text:span text:style-name="Default_20_Paragraph_20_Font"><text:span text:style-name="T1">e</text:span></text:span>.</text:p>
      <text:p text:style-name="P4"/>
      <text:p text:style-name="P4">Then, type the following line in that command window:</text:p>
      <text:p text:style-name="P4"/>
      <text:list xml:id="list7560972304305997036" text:style-name="L28">
        <text:list-item>
          <text:p text:style-name="P34">pip install pyote==1.42</text:p>
        </text:list-item>
      </text:list>
      <text:p text:style-name="P4"/>
      <text:p text:style-name="P4">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meta:initial-creator>Robert Anderson</meta:initial-creator>
    <dc:creator>Robert Anderson</dc:creator>
    <meta:creation-date>2017-08-27T18:53:00Z</meta:creation-date>
    <dc:date>2019-01-31T10:13:51</dc:date>
    <meta:editing-cycles>50</meta:editing-cycles>
    <meta:editing-duration>PT17H34M11S</meta:editing-duration>
    <meta:document-statistic meta:table-count="0" meta:image-count="2" meta:object-count="0" meta:page-count="7" meta:paragraph-count="93" meta:word-count="2608" meta:character-count="15472"/>
    <meta:template xlink:type="simple" xlink:actuate="onRequest" xlink:title="" xlink:href="Normal"/>
  </office:meta>
</office:document-meta>
</file>